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0162" calcext:value-type="float">
            <text:p>0.00162</text:p>
          </table:table-cell>
        </table:table-row>
        <table:table-row table:style-name="ro1">
          <table:table-cell office:value-type="float" office:value="0.00873" calcext:value-type="float">
            <text:p>0.00873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</table:table-row>
        <table:table-row table:style-name="ro1">
          <table:table-cell office:value-type="float" office:value="0.00674" calcext:value-type="float">
            <text:p>0.00674</text:p>
          </table:table-cell>
        </table:table-row>
        <table:table-row table:style-name="ro1"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</table:table-row>
        <table:table-row table:style-name="ro1"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0.0008" calcext:value-type="float">
            <text:p>0.000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an= 0.002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6:14:50.519560970</meta:creation-date>
    <dc:date>2019-12-26T16:20:41.022893066</dc:date>
    <meta:editing-duration>PT5M51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